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2.739cm" fo:min-width="5.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6.002cm" svg:height="1.996cm" svg:x="7.541cm" svg:y="13.389cm">
            <text:p/>
          </draw:rect>
          <draw:rect draw:style-name="gr2" draw:text-style-name="P2" draw:layer="layout" svg:width="4.5cm" svg:height="0.992cm" svg:x="7.541cm" svg:y="15.384cm">
            <text:p/>
          </draw:rect>
          <draw:custom-shape draw:style-name="gr3" draw:text-style-name="P3" draw:layer="layout" svg:width="6cm" svg:height="2.989cm" svg:x="7.543cm" svg:y="13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4" draw:layer="layout" svg:x1="7.557cm" svg:y1="14.387cm" svg:x2="13.542cm" svg:y2="14.392cm">
            <text:p/>
          </draw:line>
          <draw:line draw:style-name="gr4" draw:text-style-name="P4" draw:layer="layout" svg:x1="7.573cm" svg:y1="15.387cm" svg:x2="13.542cm" svg:y2="15.391cm">
            <text:p/>
          </draw:line>
          <draw:line draw:style-name="gr4" draw:text-style-name="P4" draw:layer="layout" svg:x1="9.04cm" svg:y1="13.389cm" svg:x2="9.04cm" svg:y2="16.377cm">
            <text:p/>
          </draw:line>
          <draw:line draw:style-name="gr4" draw:text-style-name="P4" draw:layer="layout" svg:x1="10.541cm" svg:y1="13.389cm" svg:x2="10.541cm" svg:y2="16.377cm">
            <text:p/>
          </draw:line>
          <draw:line draw:style-name="gr4" draw:text-style-name="P4" draw:layer="layout" svg:x1="12.041cm" svg:y1="13.389cm" svg:x2="12.041cm" svg:y2="16.37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2:06:04.962508636</meta:creation-date>
    <dc:date>2019-06-03T22:06:40.064147099</dc:date>
    <meta:editing-duration>PT35S</meta:editing-duration>
    <meta:editing-cycles>1</meta:editing-cycles>
    <meta:document-statistic meta:object-count="9"/>
    <meta:generator>LibreOffice/6.2.2.2$MacOSX_X86_64 LibreOffice_project/2b840030fec2aae0fd2658d8d4f9548af4e3518d</meta:generator>
  </office:meta>
</office:document-meta>
</file>